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11in" table:align="left"/>
    </style:style>
    <style:style style:name="Table1.A" style:family="table-column">
      <style:table-column-properties style:column-width="1.1639in"/>
    </style:style>
    <style:style style:name="Table1.B" style:family="table-column">
      <style:table-column-properties style:column-width="5.2472in"/>
    </style:style>
    <style:style style:name="Table1.A1" style:family="table-cell">
      <style:table-cell-properties style:vertical-align="middle" fo:padding="0.0729in" fo:border="0.05pt solid #000000"/>
    </style:style>
    <style:style style:name="P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style:writing-mode="lr-tb"/>
    </style:style>
    <style:style style:name="P4" style:family="paragraph" style:parent-style-name="Table_20_Contents" style:list-style-name="L1">
      <style:paragraph-properties fo:margin-top="0in" fo:margin-bottom="0in" loext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5" style:family="paragraph" style:parent-style-name="Table_20_Contents" style:list-style-name="L2">
      <style:paragraph-properties fo:margin-top="0in" fo:margin-bottom="0in" loext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1d92d297-ced6-6888-c53e-8e718450d13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ombre:</text:p>
          </table:table-cell>
          <table:table-cell table:style-name="Table1.A1" office:value-type="string">
            <text:p text:style-name="P1">Visualización </text:p>
          </table:table-cell>
        </table:table-row>
        <table:table-row>
          <table:table-cell table:style-name="Table1.A1" office:value-type="string">
            <text:p text:style-name="P1">Autor</text:p>
          </table:table-cell>
          <table:table-cell table:style-name="Table1.A1" office:value-type="string">
            <text:p text:style-name="P1">Rafael Alejandro Castillo López, Diego Eugenio Bustamante Rendon, Francisco Enrique  Cordova Gonzalez Fernando Salcido Ruiz</text:p>
          </table:table-cell>
        </table:table-row>
        <table:table-row>
          <table:table-cell table:style-name="Table1.A1" office:value-type="string">
            <text:p text:style-name="P1">Fecha</text:p>
          </table:table-cell>
          <table:table-cell table:style-name="Table1.A1" office:value-type="string">
            <text:p text:style-name="P1">10/02/2016</text:p>
          </table:table-cell>
        </table:table-row>
        <table:table-row>
          <table:table-cell table:style-name="Table1.A1" table:number-columns-spanned="2" office:value-type="string">
            <text:p text:style-name="P1">Descripción: En una página web presentaremos los datos recopilados de manera ordenada ayudándonos de representaciones visuales dinámicas que ayudarán a la estética de la presentación de datos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Actores: Moderado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Precondiciones:</text:p>
            <text:p text:style-name="P1">Para poder lograr este objetivo es necesario tener previamente ya realizado una estructura bien formada de datos y sus representaciones gráficas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Flujo Normal:</text:p>
            <text:list xml:id="list3541802590212111934" text:style-name="L2">
              <text:list-item>
                <text:p text:style-name="P5">Se consultarán las estructuras que contienen los datos climáticos</text:p>
              </text:list-item>
              <text:list-item>
                <text:p text:style-name="P5">Se recaudarán las gráficas que representan el estado del clima.</text:p>
              </text:list-item>
              <text:list-item>
                <text:p text:style-name="P5">Se presentarán tanto gráficas como datos de una forma atractiva para el lector</text:p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<text:span text:style-name="T3">Poscondiciones: </text:span></text:p>
            <text:p text:style-name="P1">El resultado debe ser entendible para cualquier actor</text:p>
          </table:table-cell>
          <table:covered-table-cell/>
        </table:table-row>
      </table:table>
      <text:p text:style-name="Text_20_body"><text:span text:style-name="T2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Gonzalez</meta:initial-creator>
    <meta:creation-date>2016-02-10T22:20:40.001666922</meta:creation-date>
    <dc:date>2016-02-10T22:39:03.010386340</dc:date>
    <dc:creator>Francisco Gonzalez</dc:creator>
    <meta:editing-duration>PT18M23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1" meta:paragraph-count="17" meta:word-count="117" meta:character-count="830" meta:non-whitespace-character-count="727"/>
  </office:meta>
</office:document-meta>
</file>